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color="#008000"/>
    </style:style>
    <style:style style:name="ce6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7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3" office:value-type="string">
            <text:p>pass</text:p>
          </table:table-cell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pass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n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office:value-type="string">
            <text:p>PV pass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2">
          <table:table-cell office:value-type="string">
            <text:p>move</text:p>
          </table:table-cell>
          <table:table-cell table:number-columns-repeated="3"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 office:value-type="string">
            <text:p>pass</text:p>
          </table:table-cell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panel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ce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4" office:value-type="string">
            <text:p>pas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4" office:value-type="string">
            <text:p>pas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4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4" office:value-type="string">
            <text:p>pass</text:p>
          </table:table-cell>
          <table:table-cell table:number-columns-repeated="2"/>
          <table:table-cell table:style-name="ce7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1">05/01/2009</text:date>, <text:time>12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2-19T13:37:46</meta:creation-date>
    <dc:date>2009-05-01T12:05:28</dc:date>
    <meta:editing-cycles>33</meta:editing-cycles>
    <meta:editing-duration>PT06H23M15S</meta:editing-duration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